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944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7" office:value-type="string">
            <text:p>Date</text:p>
          </table:table-cell>
          <table:table-cell table:style-name="ce19" office:value-type="string">
            <text:p>Week</text:p>
          </table:table-cell>
          <table:table-cell table:style-name="ce17" office:value-type="string">
            <text:p>Day</text:p>
          </table:table-cell>
          <table:table-cell table:style-name="ce21" office:value-type="string">
            <text:p>Coursera</text:p>
          </table:table-cell>
          <table:table-cell table:style-name="ce21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8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8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8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8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8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8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8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8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8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8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8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8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8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8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8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8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" office:value-type="string">
            <text:p>Week List of Tasks (17<text:span text:style-name="T3">th</text:span> – <text:s/>23<text:span text:style-name="T3">rd</text:span> June)</text:p>
          </table:table-cell>
          <table:table-cell table:style-name="ce16" office:value-type="string">
            <text:p>Date</text:p>
          </table:table-cell>
          <table:table-cell table:style-name="ce1" office:value-type="string">
            <text:p>Done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un 'rnn.py' w/ top-4 raw measurements for all output types with most ideal seq_len, seq_overlap, discard_prop, epochs, etc</text:p>
          </table:table-cell>
          <table:table-cell office:value-type="string">
            <text:p>28<text:span text:style-name="T3">th</text:span> June</text:p>
          </table:table-cell>
          <table:table-cell/>
          <table:table-cell table:style-name="ce17"/>
          <table:table-cell table:style-name="ce19"/>
          <table:table-cell table:style-name="ce17"/>
          <table:table-cell table:style-name="ce1"/>
          <table:table-cell table:number-columns-repeated="9"/>
        </table:table-row>
        <table:table-row table:style-name="ro2">
          <table:table-cell/>
          <table:table-cell office:value-type="string">
            <text:p>Experiment w/ using 'model_predictor' w/ jointAngle model on 'allmatfiles' files for overall and individual NSAA scores and graph results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Experiment w/ using 'model_predictor' on unseen files (i.e. having retrained RNN w/ leaving out one file each time) and graph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complete results discussion of all results and experiment sets in more detail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mat_act_div.py' a function to detect activities by changing pos values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cord results of 'detect activities' function on all NSAA\AD files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9">
          <table:table-cell table:number-columns-repeated="17"/>
        </table:table-row>
        <table:table-row table:style-name="ro1">
          <table:table-cell/>
          <table:table-cell table:style-name="ce13" office:value-type="string">
            <text:p>Programming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2">
          <table:table-cell/>
          <table:table-cell table:style-name="ce14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office:value-type="string">
            <text:p>TB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5"/>
        </table:table-row>
        <table:table-row table:style-name="ro1">
          <table:table-cell/>
          <table:table-cell table:style-name="ce15" office:value-type="string">
            <text:p>Other Project Stuff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1<text:span text:style-name="T3">st</text:span> half): summary of CRFs, summary of RNNs, how they can be used togethe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Literature review (2<text:span text:style-name="T3">nd</text:span> half): how CRFs/RNNs are adapted to HAR, some pros/cons of each model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1<text:span text:style-name="T3">st</text:span> half): Applicability of CRFs and RNNs to project, using CRFs/RNNs together, programming thus/far</text:p>
          </table:table-cell>
          <table:table-cell table:number-columns-repeated="15"/>
        </table:table-row>
        <table:table-row table:style-name="ro2">
          <table:table-cell/>
          <table:table-cell table:style-name="ce4" office:value-type="string">
            <text:p>Presentation (2<text:span text:style-name="T3">nd</text:span> half): Immediate next steps (over next 2 weeks), further project direction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>
            <text:p>Coursera and Job Stuff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Coursera: SQL for data science, week 1 (~3 hours)</text:p>
          </table:table-cell>
          <table:table-cell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2 (~3 hours)</text:p>
          </table:table-cell>
          <table:table-cell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3 (~3 hours)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1/2 (~2.5 hours)</text:p>
          </table:table-cell>
          <table:table-cell office:value-type="string">
            <text:p>13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ursera: SQL for data science, week 4, 2/2 (~2.5 hours)</text:p>
          </table:table-cell>
          <table:table-cell office:value-type="string">
            <text:p>1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CV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write new personal statement template</text:p>
          </table:table-cell>
          <table:table-cell office:value-type="string">
            <text:p>16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odify LinkedIn (inc Coursera SQL and current project work)</text:p>
          </table:table-cell>
          <table:table-cell office:value-type="string">
            <text:p>1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dd UG and PG projects to GitHub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make new lists of 40 jobs (inc both UK and US jobs)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Jobs: apply for 2 job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/06/2019</text:date>, <text:time>11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6-28T11:11:27.79</dc:date>
    <meta:editing-duration>P3DT7H11M22S</meta:editing-duration>
    <meta:editing-cycles>300</meta:editing-cycles>
    <meta:generator>OpenOffice/4.1.5$Win32 OpenOffice.org_project/415m1$Build-9789</meta:generator>
    <meta:document-statistic meta:table-count="3" meta:cell-count="700" meta:object-count="0"/>
  </office:meta>
</office:document-meta>
</file>